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1" style:family="table">
      <style:table-properties style:width="17cm" table:align="margins"/>
    </style:style>
    <style:style style:name="Tabel1.A" style:family="table-column">
      <style:table-column-properties style:column-width="2.909cm" style:rel-column-width="1649*"/>
    </style:style>
    <style:style style:name="Tabel1.B" style:family="table-column">
      <style:table-column-properties style:column-width="9.534cm" style:rel-column-width="5405*"/>
    </style:style>
    <style:style style:name="Tabel1.C" style:family="table-column">
      <style:table-column-properties style:column-width="0.42cm" style:rel-column-width="238*"/>
    </style:style>
    <style:style style:name="Tabel1.D" style:family="table-column">
      <style:table-column-properties style:column-width="1.651cm" style:rel-column-width="936*"/>
    </style:style>
    <style:style style:name="Tabel1.E" style:family="table-column">
      <style:table-column-properties style:column-width="0.471cm" style:rel-column-width="267*"/>
    </style:style>
    <style:style style:name="Tabel1.F" style:family="table-column">
      <style:table-column-properties style:column-width="2.016cm" style:rel-column-width="1143*"/>
    </style:style>
    <style:style style:name="Tabe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1.E1" style:family="table-cell">
      <style:table-cell-properties fo:padding="0.097cm" fo:border="0.002cm solid #000000"/>
    </style:style>
    <style:style style:name="Tabel1.A2" style:family="table-cell">
      <style:table-cell-properties fo:padding="0.097cm" fo:border-left="0.002cm solid #000000" fo:border-right="none" fo:border-top="none" fo:border-bottom="0.002cm solid #000000"/>
    </style:style>
    <style:style style:name="Tabel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1.A3" style:family="table-cell">
      <style:table-cell-properties fo:padding="0.097cm" fo:border-left="0.002cm solid #000000" fo:border-right="0.002cm solid #000000" fo:border-top="0.002cm solid #000000" fo:border-bottom="none"/>
    </style:style>
    <style:style style:name="Tabel1.4" style:family="table-row">
      <style:table-row-properties style:min-row-height="1.533cm"/>
    </style:style>
    <style:style style:name="Tabel2" style:family="table">
      <style:table-properties style:width="17cm" table:align="margins"/>
    </style:style>
    <style:style style:name="Tabel2.A" style:family="table-column">
      <style:table-column-properties style:column-width="2.909cm" style:rel-column-width="1649*"/>
    </style:style>
    <style:style style:name="Tabel2.B" style:family="table-column">
      <style:table-column-properties style:column-width="9.534cm" style:rel-column-width="5405*"/>
    </style:style>
    <style:style style:name="Tabel2.C" style:family="table-column">
      <style:table-column-properties style:column-width="0.42cm" style:rel-column-width="238*"/>
    </style:style>
    <style:style style:name="Tabel2.D" style:family="table-column">
      <style:table-column-properties style:column-width="1.651cm" style:rel-column-width="936*"/>
    </style:style>
    <style:style style:name="Tabel2.E" style:family="table-column">
      <style:table-column-properties style:column-width="0.471cm" style:rel-column-width="267*"/>
    </style:style>
    <style:style style:name="Tabel2.F" style:family="table-column">
      <style:table-column-properties style:column-width="2.016cm" style:rel-column-width="1143*"/>
    </style:style>
    <style:style style:name="Tabe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2.E1" style:family="table-cell">
      <style:table-cell-properties fo:padding="0.097cm" fo:border="0.002cm solid #000000"/>
    </style:style>
    <style:style style:name="Tabel2.A2" style:family="table-cell">
      <style:table-cell-properties fo:padding="0.097cm" fo:border-left="0.002cm solid #000000" fo:border-right="none" fo:border-top="none" fo:border-bottom="0.002cm solid #000000"/>
    </style:style>
    <style:style style:name="Tabel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2.A3" style:family="table-cell">
      <style:table-cell-properties fo:padding="0.097cm" fo:border-left="0.002cm solid #000000" fo:border-right="0.002cm solid #000000" fo:border-top="0.002cm solid #000000" fo:border-bottom="none"/>
    </style:style>
    <style:style style:name="Tabel2.4" style:family="table-row">
      <style:table-row-properties style:min-row-height="1.533cm"/>
    </style:style>
    <style:style style:name="Tabel3" style:family="table">
      <style:table-properties style:width="17cm" table:align="margins"/>
    </style:style>
    <style:style style:name="Tabel3.A" style:family="table-column">
      <style:table-column-properties style:column-width="2.909cm" style:rel-column-width="1649*"/>
    </style:style>
    <style:style style:name="Tabel3.B" style:family="table-column">
      <style:table-column-properties style:column-width="9.534cm" style:rel-column-width="5405*"/>
    </style:style>
    <style:style style:name="Tabel3.C" style:family="table-column">
      <style:table-column-properties style:column-width="0.42cm" style:rel-column-width="238*"/>
    </style:style>
    <style:style style:name="Tabel3.D" style:family="table-column">
      <style:table-column-properties style:column-width="1.651cm" style:rel-column-width="936*"/>
    </style:style>
    <style:style style:name="Tabel3.E" style:family="table-column">
      <style:table-column-properties style:column-width="0.471cm" style:rel-column-width="267*"/>
    </style:style>
    <style:style style:name="Tabel3.F" style:family="table-column">
      <style:table-column-properties style:column-width="2.016cm" style:rel-column-width="1143*"/>
    </style:style>
    <style:style style:name="Tabel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3.E1" style:family="table-cell">
      <style:table-cell-properties fo:padding="0.097cm" fo:border="0.002cm solid #000000"/>
    </style:style>
    <style:style style:name="Tabel3.A2" style:family="table-cell">
      <style:table-cell-properties fo:padding="0.097cm" fo:border-left="0.002cm solid #000000" fo:border-right="none" fo:border-top="none" fo:border-bottom="0.002cm solid #000000"/>
    </style:style>
    <style:style style:name="Tabel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3.A3" style:family="table-cell">
      <style:table-cell-properties fo:padding="0.097cm" fo:border-left="0.002cm solid #000000" fo:border-right="0.002cm solid #000000" fo:border-top="0.002cm solid #000000" fo:border-bottom="none"/>
    </style:style>
    <style:style style:name="Tabel3.4" style:family="table-row">
      <style:table-row-properties style:min-row-height="1.533cm"/>
    </style:style>
    <style:style style:name="Tabel4" style:family="table">
      <style:table-properties style:width="17cm" table:align="margins"/>
    </style:style>
    <style:style style:name="Tabel4.A" style:family="table-column">
      <style:table-column-properties style:column-width="2.909cm" style:rel-column-width="1649*"/>
    </style:style>
    <style:style style:name="Tabel4.B" style:family="table-column">
      <style:table-column-properties style:column-width="9.534cm" style:rel-column-width="5405*"/>
    </style:style>
    <style:style style:name="Tabel4.C" style:family="table-column">
      <style:table-column-properties style:column-width="0.42cm" style:rel-column-width="238*"/>
    </style:style>
    <style:style style:name="Tabel4.D" style:family="table-column">
      <style:table-column-properties style:column-width="1.651cm" style:rel-column-width="936*"/>
    </style:style>
    <style:style style:name="Tabel4.E" style:family="table-column">
      <style:table-column-properties style:column-width="0.471cm" style:rel-column-width="267*"/>
    </style:style>
    <style:style style:name="Tabel4.F" style:family="table-column">
      <style:table-column-properties style:column-width="2.016cm" style:rel-column-width="1143*"/>
    </style:style>
    <style:style style:name="Tabel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4.E1" style:family="table-cell">
      <style:table-cell-properties fo:padding="0.097cm" fo:border="0.002cm solid #000000"/>
    </style:style>
    <style:style style:name="Tabel4.A2" style:family="table-cell">
      <style:table-cell-properties fo:padding="0.097cm" fo:border-left="0.002cm solid #000000" fo:border-right="none" fo:border-top="none" fo:border-bottom="0.002cm solid #000000"/>
    </style:style>
    <style:style style:name="Tabel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4.A3" style:family="table-cell">
      <style:table-cell-properties fo:padding="0.097cm" fo:border-left="0.002cm solid #000000" fo:border-right="0.002cm solid #000000" fo:border-top="0.002cm solid #000000" fo:border-bottom="none"/>
    </style:style>
    <style:style style:name="Tabel4.4" style:family="table-row">
      <style:table-row-properties style:min-row-height="1.533cm"/>
    </style:style>
    <style:style style:name="Tabel5" style:family="table">
      <style:table-properties style:width="17cm" table:align="margins"/>
    </style:style>
    <style:style style:name="Tabel5.A" style:family="table-column">
      <style:table-column-properties style:column-width="2.909cm" style:rel-column-width="1649*"/>
    </style:style>
    <style:style style:name="Tabel5.B" style:family="table-column">
      <style:table-column-properties style:column-width="9.534cm" style:rel-column-width="5405*"/>
    </style:style>
    <style:style style:name="Tabel5.C" style:family="table-column">
      <style:table-column-properties style:column-width="0.42cm" style:rel-column-width="238*"/>
    </style:style>
    <style:style style:name="Tabel5.D" style:family="table-column">
      <style:table-column-properties style:column-width="1.651cm" style:rel-column-width="936*"/>
    </style:style>
    <style:style style:name="Tabel5.E" style:family="table-column">
      <style:table-column-properties style:column-width="0.471cm" style:rel-column-width="267*"/>
    </style:style>
    <style:style style:name="Tabel5.F" style:family="table-column">
      <style:table-column-properties style:column-width="2.016cm" style:rel-column-width="1143*"/>
    </style:style>
    <style:style style:name="Tabel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5.E1" style:family="table-cell">
      <style:table-cell-properties fo:padding="0.097cm" fo:border="0.002cm solid #000000"/>
    </style:style>
    <style:style style:name="Tabel5.A2" style:family="table-cell">
      <style:table-cell-properties fo:padding="0.097cm" fo:border-left="0.002cm solid #000000" fo:border-right="none" fo:border-top="none" fo:border-bottom="0.002cm solid #000000"/>
    </style:style>
    <style:style style:name="Tabel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5.A3" style:family="table-cell">
      <style:table-cell-properties fo:padding="0.097cm" fo:border-left="0.002cm solid #000000" fo:border-right="0.002cm solid #000000" fo:border-top="0.002cm solid #000000" fo:border-bottom="none"/>
    </style:style>
    <style:style style:name="Tabel5.4" style:family="table-row">
      <style:table-row-properties style:min-row-height="1.533cm"/>
    </style:style>
    <style:style style:name="Tabel6" style:family="table">
      <style:table-properties style:width="17cm" table:align="margins"/>
    </style:style>
    <style:style style:name="Tabel6.A" style:family="table-column">
      <style:table-column-properties style:column-width="2.909cm" style:rel-column-width="1649*"/>
    </style:style>
    <style:style style:name="Tabel6.B" style:family="table-column">
      <style:table-column-properties style:column-width="9.534cm" style:rel-column-width="5405*"/>
    </style:style>
    <style:style style:name="Tabel6.C" style:family="table-column">
      <style:table-column-properties style:column-width="0.42cm" style:rel-column-width="238*"/>
    </style:style>
    <style:style style:name="Tabel6.D" style:family="table-column">
      <style:table-column-properties style:column-width="1.651cm" style:rel-column-width="936*"/>
    </style:style>
    <style:style style:name="Tabel6.E" style:family="table-column">
      <style:table-column-properties style:column-width="0.471cm" style:rel-column-width="267*"/>
    </style:style>
    <style:style style:name="Tabel6.F" style:family="table-column">
      <style:table-column-properties style:column-width="2.016cm" style:rel-column-width="1143*"/>
    </style:style>
    <style:style style:name="Tabel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6.E1" style:family="table-cell">
      <style:table-cell-properties fo:padding="0.097cm" fo:border="0.002cm solid #000000"/>
    </style:style>
    <style:style style:name="Tabel6.A2" style:family="table-cell">
      <style:table-cell-properties fo:padding="0.097cm" fo:border-left="0.002cm solid #000000" fo:border-right="none" fo:border-top="none" fo:border-bottom="0.002cm solid #000000"/>
    </style:style>
    <style:style style:name="Tabel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6.A3" style:family="table-cell">
      <style:table-cell-properties fo:padding="0.097cm" fo:border-left="0.002cm solid #000000" fo:border-right="0.002cm solid #000000" fo:border-top="0.002cm solid #000000" fo:border-bottom="none"/>
    </style:style>
    <style:style style:name="Tabel6.4" style:family="table-row">
      <style:table-row-properties style:min-row-height="1.533cm"/>
    </style:style>
    <style:style style:name="Tabel7" style:family="table">
      <style:table-properties style:width="17cm" table:align="margins"/>
    </style:style>
    <style:style style:name="Tabel7.A" style:family="table-column">
      <style:table-column-properties style:column-width="2.909cm" style:rel-column-width="1649*"/>
    </style:style>
    <style:style style:name="Tabel7.B" style:family="table-column">
      <style:table-column-properties style:column-width="9.534cm" style:rel-column-width="5405*"/>
    </style:style>
    <style:style style:name="Tabel7.C" style:family="table-column">
      <style:table-column-properties style:column-width="0.42cm" style:rel-column-width="238*"/>
    </style:style>
    <style:style style:name="Tabel7.D" style:family="table-column">
      <style:table-column-properties style:column-width="1.651cm" style:rel-column-width="936*"/>
    </style:style>
    <style:style style:name="Tabel7.E" style:family="table-column">
      <style:table-column-properties style:column-width="0.471cm" style:rel-column-width="267*"/>
    </style:style>
    <style:style style:name="Tabel7.F" style:family="table-column">
      <style:table-column-properties style:column-width="2.016cm" style:rel-column-width="1143*"/>
    </style:style>
    <style:style style:name="Tabel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7.E1" style:family="table-cell">
      <style:table-cell-properties fo:padding="0.097cm" fo:border="0.002cm solid #000000"/>
    </style:style>
    <style:style style:name="Tabel7.A2" style:family="table-cell">
      <style:table-cell-properties fo:padding="0.097cm" fo:border-left="0.002cm solid #000000" fo:border-right="none" fo:border-top="none" fo:border-bottom="0.002cm solid #000000"/>
    </style:style>
    <style:style style:name="Tabel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7.A3" style:family="table-cell">
      <style:table-cell-properties fo:padding="0.097cm" fo:border-left="0.002cm solid #000000" fo:border-right="0.002cm solid #000000" fo:border-top="0.002cm solid #000000" fo:border-bottom="none"/>
    </style:style>
    <style:style style:name="Tabel7.4" style:family="table-row">
      <style:table-row-properties style:min-row-height="1.533cm"/>
    </style:style>
    <style:style style:name="Tabel8" style:family="table">
      <style:table-properties style:width="17cm" table:align="margins"/>
    </style:style>
    <style:style style:name="Tabel8.A" style:family="table-column">
      <style:table-column-properties style:column-width="2.909cm" style:rel-column-width="1649*"/>
    </style:style>
    <style:style style:name="Tabel8.B" style:family="table-column">
      <style:table-column-properties style:column-width="9.534cm" style:rel-column-width="5405*"/>
    </style:style>
    <style:style style:name="Tabel8.C" style:family="table-column">
      <style:table-column-properties style:column-width="0.42cm" style:rel-column-width="238*"/>
    </style:style>
    <style:style style:name="Tabel8.D" style:family="table-column">
      <style:table-column-properties style:column-width="1.651cm" style:rel-column-width="936*"/>
    </style:style>
    <style:style style:name="Tabel8.E" style:family="table-column">
      <style:table-column-properties style:column-width="0.471cm" style:rel-column-width="267*"/>
    </style:style>
    <style:style style:name="Tabel8.F" style:family="table-column">
      <style:table-column-properties style:column-width="2.016cm" style:rel-column-width="1143*"/>
    </style:style>
    <style:style style:name="Tabel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8.E1" style:family="table-cell">
      <style:table-cell-properties fo:padding="0.097cm" fo:border="0.002cm solid #000000"/>
    </style:style>
    <style:style style:name="Tabel8.A2" style:family="table-cell">
      <style:table-cell-properties fo:padding="0.097cm" fo:border-left="0.002cm solid #000000" fo:border-right="none" fo:border-top="none" fo:border-bottom="0.002cm solid #000000"/>
    </style:style>
    <style:style style:name="Tabel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8.A3" style:family="table-cell">
      <style:table-cell-properties fo:padding="0.097cm" fo:border-left="0.002cm solid #000000" fo:border-right="0.002cm solid #000000" fo:border-top="0.002cm solid #000000" fo:border-bottom="none"/>
    </style:style>
    <style:style style:name="Tabel8.4" style:family="table-row">
      <style:table-row-properties style:min-row-height="1.533cm"/>
    </style:style>
    <style:style style:name="P1" style:family="paragraph" style:parent-style-name="Table_20_Contents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Table_20_Contents">
      <style:text-properties fo:font-size="18pt" fo:font-weight="normal" style:font-size-asian="18pt" style:font-weight-asian="normal" style:font-size-complex="18pt" style:font-weight-complex="normal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 style:list-style-name="L1"/>
    <style:style style:name="P5" style:family="paragraph" style:parent-style-name="Table_20_Contents" style:list-style-name="L2"/>
    <style:style style:name="P6" style:family="paragraph" style:parent-style-name="Table_20_Contents" style:list-style-name="L3"/>
    <style:style style:name="P7" style:family="paragraph" style:parent-style-name="Table_20_Contents" style:list-style-name="L4"/>
    <style:style style:name="P8" style:family="paragraph" style:parent-style-name="Table_20_Contents" style:list-style-name="L5"/>
    <style:style style:name="P9" style:family="paragraph" style:parent-style-name="Table_20_Contents" style:list-style-name="L6"/>
    <style:style style:name="P10" style:family="paragraph" style:parent-style-name="Table_20_Contents" style:list-style-name="L7"/>
    <style:style style:name="P11" style:family="paragraph" style:parent-style-name="Table_20_Contents" style:list-style-name="L8"/>
    <style:style style:name="P12" style:family="paragraph" style:parent-style-name="Table_20_Contents" style:list-style-name="L9"/>
    <style:style style:name="P13" style:family="paragraph" style:parent-style-name="Table_20_Contents" style:list-style-name="L10"/>
    <style:style style:name="P14" style:family="paragraph" style:parent-style-name="Table_20_Contents" style:list-style-name="L11"/>
    <style:style style:name="P15" style:family="paragraph" style:parent-style-name="Table_20_Contents" style:list-style-name="L12"/>
    <style:style style:name="P16" style:family="paragraph" style:parent-style-name="Table_20_Contents" style:list-style-name="L13"/>
    <style:style style:name="P17" style:family="paragraph" style:parent-style-name="Table_20_Contents" style:list-style-name="L14"/>
    <style:style style:name="P18" style:family="paragraph" style:parent-style-name="Table_20_Contents" style:list-style-name="L15"/>
    <style:style style:name="P19" style:family="paragraph" style:parent-style-name="Table_20_Contents" style:list-style-name="L16"/>
    <style:style style:name="P20" style:family="paragraph" style:parent-style-name="Table_20_Contents" style:list-style-name="L17"/>
    <style:style style:name="P21" style:family="paragraph" style:parent-style-name="Table_20_Contents" style:list-style-name="L18"/>
    <style:style style:name="P22" style:family="paragraph" style:parent-style-name="Table_20_Contents" style:list-style-name="L19"/>
    <style:style style:name="P23" style:family="paragraph" style:parent-style-name="Table_20_Contents" style:list-style-name="L20"/>
    <style:style style:name="P24" style:family="paragraph" style:parent-style-name="Table_20_Contents" style:list-style-name="L21"/>
    <style:style style:name="P25" style:family="paragraph" style:parent-style-name="Table_20_Contents" style:list-style-name="L22"/>
    <style:style style:name="P26" style:family="paragraph" style:parent-style-name="Table_20_Contents" style:list-style-name="L23"/>
    <style:style style:name="P27" style:family="paragraph" style:parent-style-name="Table_20_Contents" style:list-style-name="L24"/>
    <style:style style:name="P28" style:family="paragraph" style:parent-style-name="Table_20_Contents" style:list-style-name="L25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-</number:text>
      <number:month number:style="long"/>
      <number:text>-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Bijlage A: <text:span text:style-name="T1">Use Cases</text:span></text:p>
      <text:p text:style-name="Subtitle"><text:span text:style-name="T1">Multiplayer game framework</text:span></text:p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row>
          <table:table-cell table:style-name="Tabel1.A1" table:number-columns-spanned="2" office:value-type="string">
            <text:p text:style-name="P1">Inloggen</text:p>
          </table:table-cell>
          <table:covered-table-cell/>
          <table:table-cell table:style-name="Tabel1.A1" table:number-columns-spanned="2" office:value-type="string">
            <text:p text:style-name="P1">Code:</text:p>
          </table:table-cell>
          <table:covered-table-cell/>
          <table:table-cell table:style-name="Tabel1.E1" table:number-columns-spanned="2" office:value-type="string">
            <text:p text:style-name="P2">UC01</text:p>
          </table:table-cell>
          <table:covered-table-cell/>
        </table:table-row>
        <table:table-row>
          <table:table-cell table:style-name="Tabel1.A2" office:value-type="string">
            <text:p text:style-name="P3">Doel:</text:p>
          </table:table-cell>
          <table:table-cell table:style-name="Tabel1.B2" table:number-columns-spanned="5" office:value-type="string">
            <text:p text:style-name="Table_20_Contents">Inloggen in de server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1.A3" table:number-columns-spanned="6" office:value-type="string">
            <text:p text:style-name="P3">Samenvatting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1.4">
          <table:table-cell table:style-name="Tabel1.B2" table:number-columns-spanned="6" office:value-type="string">
            <text:p text:style-name="Table_20_Contents">De gebruiker moet kunnen inloggen in de server.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1.A2" office:value-type="string">
            <text:p text:style-name="P3">Actoren:</text:p>
          </table:table-cell>
          <table:table-cell table:style-name="Tabel1.B2" table:number-columns-spanned="5" office:value-type="string">
            <text:list xml:id="list7586046837880490874" text:style-name="L1">
              <text:list-item>
                <text:p text:style-name="P4">Gebruiker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1.A2" office:value-type="string">
            <text:p text:style-name="P3">Pre-condities:</text:p>
          </table:table-cell>
          <table:table-cell table:style-name="Tabel1.B2" table:number-columns-spanned="5" office:value-type="string">
            <text:list xml:id="list9129744414304550624" text:style-name="L2">
              <text:list-item>
                <text:p text:style-name="P5">(kloppende) ingevulde naam</text:p>
              </text:list-item>
              <text:list-item>
                <text:p text:style-name="P5">(kloppende) ingevulde serverlocatie/ ip+poort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1.A2" office:value-type="string">
            <text:p text:style-name="P3">Triggers:</text:p>
          </table:table-cell>
          <table:table-cell table:style-name="Tabel1.B2" table:number-columns-spanned="5" office:value-type="string">
            <text:list xml:id="list6128558509248256348" text:style-name="L3">
              <text:list-item>
                <text:p text:style-name="P6">Login button press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1.A2" office:value-type="string">
            <text:p text:style-name="P3">Post-condities:</text:p>
          </table:table-cell>
          <table:table-cell table:style-name="Tabel1.B2" table:number-columns-spanned="5" office:value-type="string">
            <text:list xml:id="list8140081331471212702" text:style-name="L4">
              <text:list-item>
                <text:p text:style-name="P7">Lobby wordt gestart</text:p>
              </text:list-item>
              <text:list-item>
                <text:p text:style-name="P7">Username wordt gezet</text:p>
              </text:list-item>
              <text:list-item>
                <text:p text:style-name="P7">De login wordt afgesloten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1.A2" office:value-type="string">
            <text:p text:style-name="P3">Auteur:</text:p>
          </table:table-cell>
          <table:table-cell table:style-name="Tabel1.A2" table:number-columns-spanned="2" office:value-type="string">
            <text:p text:style-name="Table_20_Contents">Stephan E.G. Veenstra</text:p>
          </table:table-cell>
          <table:covered-table-cell/>
          <table:table-cell table:style-name="Tabel1.A2" table:number-columns-spanned="2" office:value-type="string">
            <text:p text:style-name="P3">Datum:</text:p>
          </table:table-cell>
          <table:covered-table-cell/>
          <table:table-cell table:style-name="Tabel1.B2" office:value-type="string">
            <text:p text:style-name="Table_20_Contents"><text:date style:data-style-name="N37" text:date-value="2014-04-15T10:36:32.27" text:fixed="true">15-04-14</text:date></text:p>
          </table:table-cell>
        </table:table-row>
      </table:table>
      <text:p text:style-name="Text_20_body"><text:span text:style-name="T1"/></text:p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row>
          <table:table-cell table:style-name="Tabel2.A1" table:number-columns-spanned="2" office:value-type="string">
            <text:p text:style-name="P1">Subscribe</text:p>
          </table:table-cell>
          <table:covered-table-cell/>
          <table:table-cell table:style-name="Tabel2.A1" table:number-columns-spanned="2" office:value-type="string">
            <text:p text:style-name="P1">Code:</text:p>
          </table:table-cell>
          <table:covered-table-cell/>
          <table:table-cell table:style-name="Tabel2.E1" table:number-columns-spanned="2" office:value-type="string">
            <text:p text:style-name="P2">UC02</text:p>
          </table:table-cell>
          <table:covered-table-cell/>
        </table:table-row>
        <table:table-row>
          <table:table-cell table:style-name="Tabel2.A2" office:value-type="string">
            <text:p text:style-name="P3">Doel:</text:p>
          </table:table-cell>
          <table:table-cell table:style-name="Tabel2.B2" table:number-columns-spanned="5" office:value-type="string">
            <text:p text:style-name="Table_20_Contents">De gebruiker geeft zich op voor een match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2.A3" table:number-columns-spanned="6" office:value-type="string">
            <text:p text:style-name="P3">Samenvatting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2.4">
          <table:table-cell table:style-name="Tabel2.B2" table:number-columns-spanned="6" office:value-type="string">
            <text:p text:style-name="Table_20_Contents">De gebruiker kan zich opgeven voor een bepaalt speltype bij de server. Deze match de speler met een andere speler die zich ook heeft opgegeven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2.A2" office:value-type="string">
            <text:p text:style-name="P3">Actoren:</text:p>
          </table:table-cell>
          <table:table-cell table:style-name="Tabel2.B2" table:number-columns-spanned="5" office:value-type="string">
            <text:list xml:id="list31365966" text:continue-list="list7586046837880490874" text:style-name="L1">
              <text:list-item text:start-value="1">
                <text:p text:style-name="P4">Gebruiker</text:p>
              </text:list-item>
              <text:list-item>
                <text:p text:style-name="P4">Server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2.A2" office:value-type="string">
            <text:p text:style-name="P3">Pre-condities:</text:p>
          </table:table-cell>
          <table:table-cell table:style-name="Tabel2.B2" table:number-columns-spanned="5" office:value-type="string">
            <text:list xml:id="list1698769610580342122" text:style-name="L5">
              <text:list-item>
                <text:p text:style-name="P8">Er is een speltype geselecteerd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2.A2" office:value-type="string">
            <text:p text:style-name="P3">Triggers:</text:p>
          </table:table-cell>
          <table:table-cell table:style-name="Tabel2.B2" table:number-columns-spanned="5" office:value-type="string">
            <text:list xml:id="list5720715671685025758" text:style-name="L6">
              <text:list-item>
                <text:p text:style-name="P9">Subscribe button press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2.A2" office:value-type="string">
            <text:p text:style-name="P3">Post-condities:</text:p>
          </table:table-cell>
          <table:table-cell table:style-name="Tabel2.B2" table:number-columns-spanned="5" office:value-type="string">
            <text:list xml:id="list8516932170769775900" text:style-name="L7">
              <text:list-item>
                <text:p text:style-name="P10">De <text:span text:style-name="T2">server</text:span> heeft een inschrijving ontvangen van de <text:span text:style-name="T2">gebruiker</text:span>.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2.A2" office:value-type="string">
            <text:p text:style-name="P3">Auteur:</text:p>
          </table:table-cell>
          <table:table-cell table:style-name="Tabel2.A2" table:number-columns-spanned="2" office:value-type="string">
            <text:p text:style-name="Table_20_Contents">Stephan E.G. Veenstra</text:p>
          </table:table-cell>
          <table:covered-table-cell/>
          <table:table-cell table:style-name="Tabel2.A2" table:number-columns-spanned="2" office:value-type="string">
            <text:p text:style-name="P3">Datum:</text:p>
          </table:table-cell>
          <table:covered-table-cell/>
          <table:table-cell table:style-name="Tabel2.B2" office:value-type="string">
            <text:p text:style-name="Table_20_Contents"><text:date style:data-style-name="N37" text:date-value="2014-04-15T10:36:32.27" text:fixed="true">15-04-14</text:date></text:p>
          </table:table-cell>
        </table:table-row>
      </table:table>
      <text:p text:style-name="Standard"/>
      <table:table table:name="Tabel3" table:style-name="Tabel3">
        <table:table-column table:style-name="Tabel3.A"/>
        <table:table-column table:style-name="Tabel3.B"/>
        <table:table-column table:style-name="Tabel3.C"/>
        <table:table-column table:style-name="Tabel3.D"/>
        <table:table-column table:style-name="Tabel3.E"/>
        <table:table-column table:style-name="Tabel3.F"/>
        <table:table-row>
          <table:table-cell table:style-name="Tabel3.A1" table:number-columns-spanned="2" office:value-type="string">
            <text:p text:style-name="P1">Challenge versturen</text:p>
          </table:table-cell>
          <table:covered-table-cell/>
          <table:table-cell table:style-name="Tabel3.A1" table:number-columns-spanned="2" office:value-type="string">
            <text:p text:style-name="P1">Code:</text:p>
          </table:table-cell>
          <table:covered-table-cell/>
          <table:table-cell table:style-name="Tabel3.E1" table:number-columns-spanned="2" office:value-type="string">
            <text:p text:style-name="P2">UC03</text:p>
          </table:table-cell>
          <table:covered-table-cell/>
        </table:table-row>
        <table:table-row>
          <table:table-cell table:style-name="Tabel3.A2" office:value-type="string">
            <text:p text:style-name="P3">Doel:</text:p>
          </table:table-cell>
          <table:table-cell table:style-name="Tabel3.B2" table:number-columns-spanned="5" office:value-type="string">
            <text:p text:style-name="Table_20_Contents">De gebruiker kan een andere speler die is ingelogd een uitdaging versturen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3.A3" table:number-columns-spanned="6" office:value-type="string">
            <text:p text:style-name="P3">Samenvatting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3.4">
          <table:table-cell table:style-name="Tabel3.B2" table:number-columns-spanned="6" office:value-type="string">
            <text:p text:style-name="Table_20_Contents">De gebruiker moet doormiddel van het selecteren van een gebruiker en een speltype een andere speler kunnen uitdagen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3.A2" office:value-type="string">
            <text:p text:style-name="P3">Actoren:</text:p>
          </table:table-cell>
          <table:table-cell table:style-name="Tabel3.B2" table:number-columns-spanned="5" office:value-type="string">
            <text:list xml:id="list31382091" text:continue-list="list31365966" text:style-name="L1">
              <text:list-item text:start-value="1">
                <text:p text:style-name="P4">Gebruiker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3.A2" office:value-type="string">
            <text:p text:style-name="P3">Pre-condities:</text:p>
          </table:table-cell>
          <table:table-cell table:style-name="Tabel3.B2" table:number-columns-spanned="5" office:value-type="string">
            <text:list xml:id="list6664155918831203339" text:style-name="L8">
              <text:list-item>
                <text:p text:style-name="P11">Er is een speltype geselecteerd</text:p>
              </text:list-item>
              <text:list-item>
                <text:p text:style-name="P11"><text:soft-page-break/>Er is een speler geselecteerd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3.A2" office:value-type="string">
            <text:p text:style-name="P3">Triggers:</text:p>
          </table:table-cell>
          <table:table-cell table:style-name="Tabel3.B2" table:number-columns-spanned="5" office:value-type="string">
            <text:list xml:id="list7375095013289595027" text:style-name="L9">
              <text:list-item>
                <text:p text:style-name="P12">Challenge button press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3.A2" office:value-type="string">
            <text:p text:style-name="P3">Post-condities:</text:p>
          </table:table-cell>
          <table:table-cell table:style-name="Tabel3.B2" table:number-columns-spanned="5" office:value-type="string">
            <text:list xml:id="list3191760014433654752" text:style-name="L10">
              <text:list-item>
                <text:p text:style-name="P13">Er is een challenge-commando verstuurd naar de server.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3.A2" office:value-type="string">
            <text:p text:style-name="P3">Auteur:</text:p>
          </table:table-cell>
          <table:table-cell table:style-name="Tabel3.A2" table:number-columns-spanned="2" office:value-type="string">
            <text:p text:style-name="Table_20_Contents">Stephan E.G. Veenstra</text:p>
          </table:table-cell>
          <table:covered-table-cell/>
          <table:table-cell table:style-name="Tabel3.A2" table:number-columns-spanned="2" office:value-type="string">
            <text:p text:style-name="P3">Datum:</text:p>
          </table:table-cell>
          <table:covered-table-cell/>
          <table:table-cell table:style-name="Tabel3.B2" office:value-type="string">
            <text:p text:style-name="Table_20_Contents"><text:date style:data-style-name="N37" text:date-value="2014-04-15T10:36:32.27" text:fixed="true">15-04-14</text:date></text:p>
          </table:table-cell>
        </table:table-row>
      </table:table>
      <text:p text:style-name="Standard"/>
      <table:table table:name="Tabel4" table:style-name="Tabel4">
        <table:table-column table:style-name="Tabel4.A"/>
        <table:table-column table:style-name="Tabel4.B"/>
        <table:table-column table:style-name="Tabel4.C"/>
        <table:table-column table:style-name="Tabel4.D"/>
        <table:table-column table:style-name="Tabel4.E"/>
        <table:table-column table:style-name="Tabel4.F"/>
        <table:table-row>
          <table:table-cell table:style-name="Tabel4.A1" table:number-columns-spanned="2" office:value-type="string">
            <text:p text:style-name="P1">Challenge ontvangen</text:p>
          </table:table-cell>
          <table:covered-table-cell/>
          <table:table-cell table:style-name="Tabel4.A1" table:number-columns-spanned="2" office:value-type="string">
            <text:p text:style-name="P1">Code:</text:p>
          </table:table-cell>
          <table:covered-table-cell/>
          <table:table-cell table:style-name="Tabel4.E1" table:number-columns-spanned="2" office:value-type="string">
            <text:p text:style-name="P2">UC04</text:p>
          </table:table-cell>
          <table:covered-table-cell/>
        </table:table-row>
        <table:table-row>
          <table:table-cell table:style-name="Tabel4.A2" office:value-type="string">
            <text:p text:style-name="P3">Doel:</text:p>
          </table:table-cell>
          <table:table-cell table:style-name="Tabel4.B2" table:number-columns-spanned="5" office:value-type="string">
            <text:p text:style-name="Table_20_Contents">De gebruiker moet challenges kunnen ontvangen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4.A3" table:number-columns-spanned="6" office:value-type="string">
            <text:p text:style-name="P3">Samenvatting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4.4">
          <table:table-cell table:style-name="Tabel4.B2" table:number-columns-spanned="6" office:value-type="string">
            <text:p text:style-name="Table_20_Contents">Andere gebruikers moeten de gebruiker kunnen uitdagen. Daarom moet er een manier zijn dat de gebruiker een overzicht krijgt van de challenge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4.A2" office:value-type="string">
            <text:p text:style-name="P3">Actoren:</text:p>
          </table:table-cell>
          <table:table-cell table:style-name="Tabel4.B2" table:number-columns-spanned="5" office:value-type="string">
            <text:list xml:id="list31369680" text:continue-list="list31382091" text:style-name="L1">
              <text:list-item text:start-value="1">
                <text:p text:style-name="P4">Gebruiker </text:p>
              </text:list-item>
              <text:list-item>
                <text:p text:style-name="P4">Server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4.A2" office:value-type="string">
            <text:p text:style-name="P3">Pre-condities:</text:p>
          </table:table-cell>
          <table:table-cell table:style-name="Tabel4.B2" table:number-columns-spanned="5" office:value-type="string">
            <text:list xml:id="list3380779851914861036" text:style-name="L11">
              <text:list-item>
                <text:p text:style-name="P14">De <text:span text:style-name="T2">gebruiker</text:span> moet een uitdaging hebben ontvangen van de <text:span text:style-name="T2">server</text:span>.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4.A2" office:value-type="string">
            <text:p text:style-name="P3">Triggers:</text:p>
          </table:table-cell>
          <table:table-cell table:style-name="Tabel4.B2" table:number-columns-spanned="5" office:value-type="string">
            <text:list xml:id="list7956233868546395000" text:style-name="L12">
              <text:list-item>
                <text:p text:style-name="P15">Challenge ontvangen van de server.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4.A2" office:value-type="string">
            <text:p text:style-name="P3">Post-condities:</text:p>
          </table:table-cell>
          <table:table-cell table:style-name="Tabel4.B2" table:number-columns-spanned="5" office:value-type="string">
            <text:list xml:id="list8540085214183484221" text:style-name="L13">
              <text:list-item>
                <text:p text:style-name="P16">De Challenge is toegevoegd aan de lijst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4.A2" office:value-type="string">
            <text:p text:style-name="P3">Auteur:</text:p>
          </table:table-cell>
          <table:table-cell table:style-name="Tabel4.A2" table:number-columns-spanned="2" office:value-type="string">
            <text:p text:style-name="Table_20_Contents">Stephan E.G. Veenstra</text:p>
          </table:table-cell>
          <table:covered-table-cell/>
          <table:table-cell table:style-name="Tabel4.A2" table:number-columns-spanned="2" office:value-type="string">
            <text:p text:style-name="P3">Datum:</text:p>
          </table:table-cell>
          <table:covered-table-cell/>
          <table:table-cell table:style-name="Tabel4.B2" office:value-type="string">
            <text:p text:style-name="Table_20_Contents"><text:date style:data-style-name="N37" text:date-value="2014-04-15T10:36:32.27" text:fixed="true">15-04-14</text:date></text:p>
          </table:table-cell>
        </table:table-row>
      </table:table>
      <text:p text:style-name="Standard"/>
      <table:table table:name="Tabel5" table:style-name="Tabel5">
        <table:table-column table:style-name="Tabel5.A"/>
        <table:table-column table:style-name="Tabel5.B"/>
        <table:table-column table:style-name="Tabel5.C"/>
        <table:table-column table:style-name="Tabel5.D"/>
        <table:table-column table:style-name="Tabel5.E"/>
        <table:table-column table:style-name="Tabel5.F"/>
        <table:table-row>
          <table:table-cell table:style-name="Tabel5.A1" table:number-columns-spanned="2" office:value-type="string">
            <text:p text:style-name="P1">Challenge verwijderen</text:p>
          </table:table-cell>
          <table:covered-table-cell/>
          <table:table-cell table:style-name="Tabel5.A1" table:number-columns-spanned="2" office:value-type="string">
            <text:p text:style-name="P1">Code:</text:p>
          </table:table-cell>
          <table:covered-table-cell/>
          <table:table-cell table:style-name="Tabel5.E1" table:number-columns-spanned="2" office:value-type="string">
            <text:p text:style-name="P2">UC04.1</text:p>
          </table:table-cell>
          <table:covered-table-cell/>
        </table:table-row>
        <table:table-row>
          <table:table-cell table:style-name="Tabel5.A2" office:value-type="string">
            <text:p text:style-name="P3">Doel:</text:p>
          </table:table-cell>
          <table:table-cell table:style-name="Tabel5.B2" table:number-columns-spanned="5" office:value-type="string">
            <text:p text:style-name="Table_20_Contents">De gebruiker moet een uitdaging kunnen verwijderen uit de lijst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5.A3" table:number-columns-spanned="6" office:value-type="string">
            <text:p text:style-name="P3">Samenvatting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5.4">
          <table:table-cell table:style-name="Tabel5.B2" table:number-columns-spanned="6" office:value-type="string">
            <text:p text:style-name="Table_20_Contents">Wanneer de gebruiker niet wil ingaan op een uitdaging moet de uitdaging kunnen worden verwijderd. <text:span text:style-name="T3">De uitdaging blijft echter wel bestaan omdat de server geen commando heeft voor het afwijzen van een Challenge.</text:span>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5.A2" office:value-type="string">
            <text:p text:style-name="P3">Actoren:</text:p>
          </table:table-cell>
          <table:table-cell table:style-name="Tabel5.B2" table:number-columns-spanned="5" office:value-type="string">
            <text:list xml:id="list31369638" text:continue-list="list31369680" text:style-name="L1">
              <text:list-item text:start-value="1">
                <text:p text:style-name="P4">Gebruiker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5.A2" office:value-type="string">
            <text:p text:style-name="P3">Pre-condities:</text:p>
          </table:table-cell>
          <table:table-cell table:style-name="Tabel5.B2" table:number-columns-spanned="5" office:value-type="string">
            <text:list xml:id="list838110757123057115" text:style-name="L14">
              <text:list-item>
                <text:p text:style-name="P17">Er moet een Challenge zijn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5.A2" office:value-type="string">
            <text:p text:style-name="P3">Triggers:</text:p>
          </table:table-cell>
          <table:table-cell table:style-name="Tabel5.B2" table:number-columns-spanned="5" office:value-type="string">
            <text:list xml:id="list4728123577642840895" text:style-name="L15">
              <text:list-item>
                <text:p text:style-name="P18">Remove button press (van de challenge zelf)</text:p>
              </text:list-item>
              <text:list-item>
                <text:p text:style-name="P18">Clear list button press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5.A2" office:value-type="string">
            <text:p text:style-name="P3">Post-condities:</text:p>
          </table:table-cell>
          <table:table-cell table:style-name="Tabel5.B2" table:number-columns-spanned="5" office:value-type="string">
            <text:list xml:id="list1080950173773096227" text:style-name="L16">
              <text:list-item>
                <text:p text:style-name="P19">De Challenge is verwijderd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5.A2" office:value-type="string">
            <text:p text:style-name="P3">Auteur:</text:p>
          </table:table-cell>
          <table:table-cell table:style-name="Tabel5.A2" table:number-columns-spanned="2" office:value-type="string">
            <text:p text:style-name="Table_20_Contents">Stephan E.G. Veenstra</text:p>
          </table:table-cell>
          <table:covered-table-cell/>
          <table:table-cell table:style-name="Tabel5.A2" table:number-columns-spanned="2" office:value-type="string">
            <text:p text:style-name="P3">Datum:</text:p>
          </table:table-cell>
          <table:covered-table-cell/>
          <table:table-cell table:style-name="Tabel5.B2" office:value-type="string">
            <text:p text:style-name="Table_20_Contents"><text:date style:data-style-name="N37" text:date-value="2014-04-15T10:36:32.27" text:fixed="true">15-04-14</text:date></text:p>
          </table:table-cell>
        </table:table-row>
      </table:table>
      <text:p text:style-name="Standard"/>
      <table:table table:name="Tabel6" table:style-name="Tabel6">
        <table:table-column table:style-name="Tabel6.A"/>
        <table:table-column table:style-name="Tabel6.B"/>
        <table:table-column table:style-name="Tabel6.C"/>
        <table:table-column table:style-name="Tabel6.D"/>
        <table:table-column table:style-name="Tabel6.E"/>
        <table:table-column table:style-name="Tabel6.F"/>
        <table:table-row>
          <table:table-cell table:style-name="Tabel6.A1" table:number-columns-spanned="2" office:value-type="string">
            <text:p text:style-name="P1">Challenge accepteren</text:p>
          </table:table-cell>
          <table:covered-table-cell/>
          <table:table-cell table:style-name="Tabel6.A1" table:number-columns-spanned="2" office:value-type="string">
            <text:p text:style-name="P1">Code:</text:p>
          </table:table-cell>
          <table:covered-table-cell/>
          <table:table-cell table:style-name="Tabel6.E1" table:number-columns-spanned="2" office:value-type="string">
            <text:p text:style-name="P2">UC04.2</text:p>
          </table:table-cell>
          <table:covered-table-cell/>
        </table:table-row>
        <table:table-row>
          <table:table-cell table:style-name="Tabel6.A2" office:value-type="string">
            <text:p text:style-name="P3">Doel:</text:p>
          </table:table-cell>
          <table:table-cell table:style-name="Tabel6.B2" table:number-columns-spanned="5" office:value-type="string">
            <text:p text:style-name="Table_20_Contents">De gebruiker accepteert een Challeng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6.A3" table:number-columns-spanned="6" office:value-type="string">
            <text:p text:style-name="P3">Samenvatting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6.4">
          <table:table-cell table:style-name="Tabel6.B2" table:number-columns-spanned="6" office:value-type="string">
            <text:p text:style-name="Table_20_Contents">Wanneer de gebruiker in wil gaan op een uitdaging moet deze kunnen worden geaccepteerd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6.A2" office:value-type="string">
            <text:p text:style-name="P3">Actoren:</text:p>
          </table:table-cell>
          <table:table-cell table:style-name="Tabel6.B2" table:number-columns-spanned="5" office:value-type="string">
            <text:list xml:id="list31384582" text:continue-list="list31369638" text:style-name="L1">
              <text:list-item text:start-value="1">
                <text:p text:style-name="P4">Gebruiker</text:p>
              </text:list-item>
              <text:list-item>
                <text:p text:style-name="P4">Server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6.A2" office:value-type="string">
            <text:p text:style-name="P3">Pre-condities:</text:p>
          </table:table-cell>
          <table:table-cell table:style-name="Tabel6.B2" table:number-columns-spanned="5" office:value-type="string">
            <text:list xml:id="list2144173900172066435" text:style-name="L17">
              <text:list-item>
                <text:p text:style-name="P20">Er moet een Challenge bestaan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6.A2" office:value-type="string">
            <text:p text:style-name="P3">Triggers:</text:p>
          </table:table-cell>
          <table:table-cell table:style-name="Tabel6.B2" table:number-columns-spanned="5" office:value-type="string">
            <text:list xml:id="list5114238386480912383" text:style-name="L18">
              <text:list-item>
                <text:p text:style-name="P21">Accept button press (van desbetreffende Challenge)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6.A2" office:value-type="string">
            <text:p text:style-name="P3">Post-condities:</text:p>
          </table:table-cell>
          <table:table-cell table:style-name="Tabel6.B2" table:number-columns-spanned="5" office:value-type="string">
            <text:list xml:id="list8647254205184591451" text:style-name="L19">
              <text:list-item>
                <text:p text:style-name="P22">Het gamescherm wordt geladen.</text:p>
              </text:list-item>
              <text:list-item>
                <text:p text:style-name="P22">Het gametype wordt geladen</text:p>
              </text:list-item>
              <text:list-item>
                <text:p text:style-name="P22">De lobby wordt afgesloten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6.A2" office:value-type="string">
            <text:p text:style-name="P3">Auteur:</text:p>
          </table:table-cell>
          <table:table-cell table:style-name="Tabel6.A2" table:number-columns-spanned="2" office:value-type="string">
            <text:p text:style-name="Table_20_Contents">Stephan E.G. Veenstra</text:p>
          </table:table-cell>
          <table:covered-table-cell/>
          <table:table-cell table:style-name="Tabel6.A2" table:number-columns-spanned="2" office:value-type="string">
            <text:p text:style-name="P3">Datum:</text:p>
          </table:table-cell>
          <table:covered-table-cell/>
          <table:table-cell table:style-name="Tabel6.B2" office:value-type="string">
            <text:p text:style-name="Table_20_Contents"><text:date style:data-style-name="N37" text:date-value="2014-04-15T10:36:32.27" text:fixed="true">15-04-14</text:date></text:p>
          </table:table-cell>
        </table:table-row>
      </table:table>
      <text:p text:style-name="Standard"/>
      <table:table table:name="Tabel7" table:style-name="Tabel7">
        <table:table-column table:style-name="Tabel7.A"/>
        <table:table-column table:style-name="Tabel7.B"/>
        <table:table-column table:style-name="Tabel7.C"/>
        <table:table-column table:style-name="Tabel7.D"/>
        <table:table-column table:style-name="Tabel7.E"/>
        <table:table-column table:style-name="Tabel7.F"/>
        <table:table-row>
          <table:table-cell table:style-name="Tabel7.A1" table:number-columns-spanned="2" office:value-type="string">
            <text:p text:style-name="P1">Forfeit</text:p>
          </table:table-cell>
          <table:covered-table-cell/>
          <table:table-cell table:style-name="Tabel7.A1" table:number-columns-spanned="2" office:value-type="string">
            <text:p text:style-name="P1">Code:</text:p>
          </table:table-cell>
          <table:covered-table-cell/>
          <table:table-cell table:style-name="Tabel7.E1" table:number-columns-spanned="2" office:value-type="string">
            <text:p text:style-name="P2">UC05</text:p>
          </table:table-cell>
          <table:covered-table-cell/>
        </table:table-row>
        <table:table-row>
          <table:table-cell table:style-name="Tabel7.A2" office:value-type="string">
            <text:p text:style-name="P3">Doel:</text:p>
          </table:table-cell>
          <table:table-cell table:style-name="Tabel7.B2" table:number-columns-spanned="5" office:value-type="string">
            <text:p text:style-name="Table_20_Contents">De gebruiker moet een spel kunnen opgeve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7.A3" table:number-columns-spanned="6" office:value-type="string">
            <text:p text:style-name="P3">Samenvatting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7.4">
          <table:table-cell table:style-name="Tabel7.B2" table:number-columns-spanned="6" office:value-type="string">
            <text:p text:style-name="Table_20_Contents">Wanneer de gebruiker niet langer verder wil spelen moet het spel opgegeven kunnen worden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7.A2" office:value-type="string">
            <text:p text:style-name="P3">Actoren:</text:p>
          </table:table-cell>
          <table:table-cell table:style-name="Tabel7.B2" table:number-columns-spanned="5" office:value-type="string">
            <text:list xml:id="list31373459" text:continue-list="list31384582" text:style-name="L1">
              <text:list-item text:start-value="1">
                <text:p text:style-name="P4">Gebruiker</text:p>
              </text:list-item>
              <text:list-item>
                <text:p text:style-name="P4">Server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7.A2" office:value-type="string">
            <text:p text:style-name="P3">Pre-condities:</text:p>
          </table:table-cell>
          <table:table-cell table:style-name="Tabel7.B2" table:number-columns-spanned="5" office:value-type="string">
            <text:list xml:id="list2476718335015632717" text:style-name="L20">
              <text:list-item>
                <text:p text:style-name="P23">De gebruiker moet aan de beurt zijn.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7.A2" office:value-type="string">
            <text:p text:style-name="P3">Triggers:</text:p>
          </table:table-cell>
          <table:table-cell table:style-name="Tabel7.B2" table:number-columns-spanned="5" office:value-type="string">
            <text:list xml:id="list1683511653394351693" text:style-name="L21">
              <text:list-item>
                <text:p text:style-name="P24">Forfeit button press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7.A2" office:value-type="string">
            <text:p text:style-name="P3">Post-condities:</text:p>
          </table:table-cell>
          <table:table-cell table:style-name="Tabel7.B2" table:number-columns-spanned="5" office:value-type="string">
            <text:list xml:id="list1851829097120136835" text:style-name="L22">
              <text:list-item>
                <text:p text:style-name="P25">Spel wordt beëindigd door commando naar de <text:span text:style-name="T2">server </text:span><text:span text:style-name="T1">te sturen.</text:span></text:p>
              </text:list-item>
              <text:list-item>
                <text:p text:style-name="P25">Lobby wordt gestart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7.A2" office:value-type="string">
            <text:p text:style-name="P3">Auteur:</text:p>
          </table:table-cell>
          <table:table-cell table:style-name="Tabel7.A2" table:number-columns-spanned="2" office:value-type="string">
            <text:p text:style-name="Table_20_Contents">Stephan E.G. Veenstra</text:p>
          </table:table-cell>
          <table:covered-table-cell/>
          <table:table-cell table:style-name="Tabel7.A2" table:number-columns-spanned="2" office:value-type="string">
            <text:p text:style-name="P3">Datum:</text:p>
          </table:table-cell>
          <table:covered-table-cell/>
          <table:table-cell table:style-name="Tabel7.B2" office:value-type="string">
            <text:p text:style-name="Table_20_Contents"><text:date style:data-style-name="N37" text:date-value="2014-04-15T10:36:32.27" text:fixed="true">15-04-14</text:date></text:p>
          </table:table-cell>
        </table:table-row>
      </table:table>
      <text:p text:style-name="Standard"/>
      <table:table table:name="Tabel8" table:style-name="Tabel8">
        <table:table-column table:style-name="Tabel8.A"/>
        <table:table-column table:style-name="Tabel8.B"/>
        <table:table-column table:style-name="Tabel8.C"/>
        <table:table-column table:style-name="Tabel8.D"/>
        <table:table-column table:style-name="Tabel8.E"/>
        <table:table-column table:style-name="Tabel8.F"/>
        <table:table-row>
          <table:table-cell table:style-name="Tabel8.A1" table:number-columns-spanned="2" office:value-type="string">
            <text:p text:style-name="P1">Move</text:p>
          </table:table-cell>
          <table:covered-table-cell/>
          <table:table-cell table:style-name="Tabel8.A1" table:number-columns-spanned="2" office:value-type="string">
            <text:p text:style-name="P1">Code:</text:p>
          </table:table-cell>
          <table:covered-table-cell/>
          <table:table-cell table:style-name="Tabel8.E1" table:number-columns-spanned="2" office:value-type="string">
            <text:p text:style-name="P2">UC06</text:p>
          </table:table-cell>
          <table:covered-table-cell/>
        </table:table-row>
        <table:table-row>
          <table:table-cell table:style-name="Tabel8.A2" office:value-type="string">
            <text:p text:style-name="P3">Doel:</text:p>
          </table:table-cell>
          <table:table-cell table:style-name="Tabel8.B2" table:number-columns-spanned="5" office:value-type="string">
            <text:p text:style-name="Table_20_Contents">De gebruiker doet een zet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8.A3" table:number-columns-spanned="6" office:value-type="string">
            <text:p text:style-name="P3">Samenvatting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8.4">
          <table:table-cell table:style-name="Tabel8.B2" table:number-columns-spanned="6" office:value-type="string">
            <text:p text:style-name="Table_20_Contents">De gebruiker moet een zet kunnen uitvoeren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8.A2" office:value-type="string">
            <text:p text:style-name="P3">Actoren:</text:p>
          </table:table-cell>
          <table:table-cell table:style-name="Tabel8.B2" table:number-columns-spanned="5" office:value-type="string">
            <text:list xml:id="list31382663" text:continue-list="list31373459" text:style-name="L1">
              <text:list-item text:start-value="1">
                <text:p text:style-name="P4">Gebruiker</text:p>
              </text:list-item>
              <text:list-item>
                <text:p text:style-name="P4">Server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8.A2" office:value-type="string">
            <text:p text:style-name="P3">Pre-condities:</text:p>
          </table:table-cell>
          <table:table-cell table:style-name="Tabel8.B2" table:number-columns-spanned="5" office:value-type="string">
            <text:list xml:id="list923583904432376227" text:style-name="L23">
              <text:list-item>
                <text:p text:style-name="P26">De gebruiker moet aan zet zijn</text:p>
              </text:list-item>
              <text:list-item>
                <text:p text:style-name="P26">De gekozen zet moet valide zijn (bepaald door spelregels /AI )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8.A2" office:value-type="string">
            <text:p text:style-name="P3">Triggers:</text:p>
          </table:table-cell>
          <table:table-cell table:style-name="Tabel8.B2" table:number-columns-spanned="5" office:value-type="string">
            <text:list xml:id="list7478835932305271184" text:style-name="L24">
              <text:list-item>
                <text:p text:style-name="P27">Field value button press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8.A2" office:value-type="string">
            <text:p text:style-name="P3">Post-condities:</text:p>
          </table:table-cell>
          <table:table-cell table:style-name="Tabel8.B2" table:number-columns-spanned="5" office:value-type="string">
            <text:list xml:id="list963286618857384966" text:style-name="L25">
              <text:list-item>
                <text:p text:style-name="P28">Er wordt een Move commando naar de <text:span text:style-name="T2">server</text:span><text:span text:style-name="T1"> verstuurd.</text:span>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8.A2" office:value-type="string">
            <text:p text:style-name="P3">Auteur:</text:p>
          </table:table-cell>
          <table:table-cell table:style-name="Tabel8.A2" table:number-columns-spanned="2" office:value-type="string">
            <text:p text:style-name="Table_20_Contents">Stephan E.G. Veenstra</text:p>
          </table:table-cell>
          <table:covered-table-cell/>
          <table:table-cell table:style-name="Tabel8.A2" table:number-columns-spanned="2" office:value-type="string">
            <text:p text:style-name="P3">Datum:</text:p>
          </table:table-cell>
          <table:covered-table-cell/>
          <table:table-cell table:style-name="Tabel8.B2" office:value-type="string">
            <text:p text:style-name="Table_20_Contents"><text:date style:data-style-name="N37" text:date-value="2014-04-15T10:36:32.27" text:fixed="true">15-04-14</text:dat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an Veenstra</meta:initial-creator>
    <meta:creation-date>2014-04-15T10:20:26.74</meta:creation-date>
    <meta:generator>OpenOffice/4.0.0$Win32 OpenOffice.org_project/400m3$Build-9702</meta:generator>
    <dc:date>2014-04-15T11:21:45.89</dc:date>
    <dc:creator>Stephan Veenstra</dc:creator>
    <meta:editing-duration>PT1H1M9S</meta:editing-duration>
    <meta:editing-cycles>25</meta:editing-cycles>
    <meta:document-statistic meta:table-count="8" meta:image-count="0" meta:object-count="0" meta:page-count="3" meta:paragraph-count="168" meta:word-count="564" meta:character-count="3617"/>
  </office:meta>
</office:document-meta>
</file>